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2000006A00001B0400000A347B680D21.wmf" manifest:media-type=""/>
  <manifest:file-entry manifest:full-path="Pictures/2000002200000A570000029F8641D66A.wmf" manifest:media-type=""/>
  <manifest:file-entry manifest:full-path="Pictures/20000028000009CA0000029F06406C20.wmf" manifest:media-type=""/>
  <manifest:file-entry manifest:full-path="Pictures/2000001D000003BA0000029FB90358C6.wmf" manifest:media-type=""/>
  <manifest:file-entry manifest:full-path="Pictures/20000017000004B00000029F3A1ED8C5.wmf" manifest:media-type=""/>
  <manifest:file-entry manifest:full-path="Pictures/2000003800000C45000004D4D6F04D3E.wmf" manifest:media-type=""/>
  <manifest:file-entry manifest:full-path="Pictures/2000003700000AE3000004D3303ADE5B.wmf" manifest:media-type=""/>
  <manifest:file-entry manifest:full-path="Pictures/2000001F000006E30000027C44163298.wmf" manifest:media-type=""/>
  <manifest:file-entry manifest:full-path="Pictures/2000002300000611000002C30BA6AA66.wmf" manifest:media-type=""/>
  <manifest:file-entry manifest:full-path="Pictures/2000001A000004D40000029F0E94FE60.wmf" manifest:media-type=""/>
  <manifest:file-entry manifest:full-path="Pictures/2000002300000659000002C3EB40399A.wmf" manifest:media-type=""/>
  <manifest:file-entry manifest:full-path="Pictures/2000001F000007080000027C0F6053BB.wmf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HiddenHorzOCR" svg:font-family="HiddenHorzOC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officeooo:paragraph-rsid="0014760d"/>
    </style:style>
    <style:style style:name="P4" style:family="paragraph" style:parent-style-name="Standard" style:master-page-name="">
      <style:paragraph-properties fo:margin-left="0cm" fo:margin-right="0cm" fo:line-height="150%" fo:text-align="center" style:justify-single-word="false" fo:text-indent="1.249cm" style:auto-text-indent="false" style:page-number="auto" style:shadow="none"/>
      <style:text-properties fo:font-size="14pt" fo:language="ru" fo:country="RU" fo:font-weight="bold" officeooo:rsid="000c8424" officeooo:paragraph-rsid="000c84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size="14pt" officeooo:paragraph-rsid="000e5d21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 style:shadow="none"/>
      <style:text-properties officeooo:paragraph-rsid="0014760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72c7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c76ce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249093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bold" officeooo:rsid="001ab2f0" officeooo:paragraph-rsid="001ab2f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2656ef" officeooo:paragraph-rsid="002656e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weight="normal" officeooo:paragraph-rsid="0024909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style="normal" style:text-underline-style="none" fo:font-weight="normal" officeooo:paragraph-rsid="00249093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en" fo:country="US" fo:font-weight="bold" officeooo:rsid="00205ea8" officeooo:paragraph-rsid="00205ea8" style:font-weight-asian="bold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en" fo:country="US" fo:font-weight="bold" officeooo:rsid="00220490" officeooo:paragraph-rsid="00220490" style:font-weight-asian="bold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49093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a72c7" style:font-size-asian="14pt" style:font-size-complex="14pt"/>
    </style:style>
    <style:style style:name="P34" style:family="paragraph" style:parent-style-name="Heading">
      <style:paragraph-properties fo:line-height="150%" fo:break-before="page"/>
      <style:text-properties style:font-name="Times New Roman" fo:font-weight="bold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166230" officeooo:paragraph-rsid="00166230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weight="normal" officeooo:paragraph-rsid="0024909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fo:font-weight="bold" officeooo:rsid="00249093" officeooo:paragraph-rsid="0024909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656ef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bold" officeooo:rsid="002920b3" officeooo:paragraph-rsid="002920b3" style:font-weight-asian="bold" style:font-weight-complex="bold"/>
    </style:style>
    <style:style style:name="P4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e5d21"/>
    </style:style>
    <style:style style:name="T5" style:family="text">
      <style:text-properties fo:language="ru" fo:country="RU" officeooo:rsid="0010545e"/>
    </style:style>
    <style:style style:name="T6" style:family="text">
      <style:text-properties fo:language="ru" fo:country="RU" officeooo:rsid="00109a92"/>
    </style:style>
    <style:style style:name="T7" style:family="text">
      <style:text-properties fo:language="ru" fo:country="RU" fo:font-weight="normal" officeooo:rsid="001ab2f0" style:font-weight-asian="normal" style:font-weight-complex="normal"/>
    </style:style>
    <style:style style:name="T8" style:family="text">
      <style:text-properties fo:language="ru" fo:country="RU" fo:font-weight="normal" officeooo:rsid="002273ae" style:font-weight-asian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weight="bold" officeooo:rsid="001238b8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font-size="14pt" fo:language="ru" fo:country="RU" fo:font-weight="bold" officeooo:rsid="001238b8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weight="normal" officeooo:rsid="002656ef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27551a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style:font-size-asian="14pt" style:font-size-complex="14pt"/>
    </style:style>
    <style:style style:name="T21" style:family="text">
      <style:text-properties style:font-name="Times New Roman" fo:font-size="14pt" fo:language="ru" fo:country="RU" officeooo:rsid="001cda37" style:font-size-asian="14pt" style:font-size-complex="14pt"/>
    </style:style>
    <style:style style:name="T22" style:family="text">
      <style:text-properties style:font-name="Times New Roman" fo:font-size="14pt" fo:language="ru" fo:country="RU" officeooo:rsid="001e6c84" style:font-size-asian="14pt" style:font-size-complex="14pt"/>
    </style:style>
    <style:style style:name="T23" style:family="text">
      <style:text-properties style:font-name="Times New Roman" fo:font-size="14pt" fo:language="ru" fo:country="RU" officeooo:rsid="00220490" style:font-size-asian="14pt" style:font-size-complex="14pt"/>
    </style:style>
    <style:style style:name="T24" style:family="text">
      <style:text-properties style:font-name="Times New Roman" fo:font-size="14pt" fo:language="ru" fo:country="RU" officeooo:rsid="00249093" style:font-size-asian="14pt" style:font-size-complex="14pt"/>
    </style:style>
    <style:style style:name="T25" style:family="text">
      <style:text-properties style:font-name="Times New Roman" fo:font-size="14pt" fo:language="ru" fo:country="RU" officeooo:rsid="002656ef" style:font-size-asian="14pt" style:font-size-complex="14pt"/>
    </style:style>
    <style:style style:name="T26" style:family="text">
      <style:text-properties style:font-name="Times New Roman" fo:font-size="14pt" fo:language="ru" fo:country="RU" fo:font-style="italic" fo:font-weight="normal" officeooo:rsid="002656ef" style:font-size-asian="14pt" style:font-style-asian="italic" style:font-weight-asian="normal" style:font-size-complex="14pt" style:font-weight-complex="normal"/>
    </style:style>
    <style:style style:name="T27" style:family="text">
      <style:text-properties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9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en" fo:country="US" style:font-size-asian="14pt" style:font-size-complex="14pt"/>
    </style:style>
    <style:style style:name="T33" style:family="text">
      <style:text-properties style:font-name="Times New Roman" fo:font-size="14pt" fo:language="en" fo:country="US" officeooo:rsid="001cda37" style:font-size-asian="14pt" style:font-size-complex="14pt"/>
    </style:style>
    <style:style style:name="T34" style:family="text">
      <style:text-properties style:font-name="Times New Roman" fo:font-size="14pt" fo:language="en" fo:country="US" officeooo:rsid="001e6c84" style:font-size-asian="14pt" style:font-size-complex="14pt"/>
    </style:style>
    <style:style style:name="T35" style:family="text">
      <style:text-properties style:font-name="Times New Roman" fo:font-size="14pt" fo:language="en" fo:country="US" officeooo:rsid="00220490" style:font-size-asian="14pt" style:font-size-complex="14pt"/>
    </style:style>
    <style:style style:name="T36" style:family="text">
      <style:text-properties style:font-name="Times New Roman" fo:font-size="14pt" fo:language="en" fo:country="US" officeooo:rsid="002273ae" style:font-size-asian="14pt" style:font-size-complex="14pt"/>
    </style:style>
    <style:style style:name="T37" style:family="text">
      <style:text-properties style:font-name="Times New Roman" fo:font-size="14pt" fo:language="en" fo:country="US" officeooo:rsid="002656ef" style:font-size-asian="14pt" style:font-size-complex="14pt"/>
    </style:style>
    <style:style style:name="T38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44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45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46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47" style:family="text">
      <style:text-properties style:text-position="sub 58%" style:font-name="Times New Roman" fo:font-size="14pt" fo:language="en" fo:country="US" officeooo:rsid="002656ef" style:font-size-asian="14pt" style:font-size-complex="14pt"/>
    </style:style>
    <style:style style:name="T48" style:family="text">
      <style:text-properties style:text-position="sub 58%" fo:font-size="14pt" fo:language="ru" fo:country="RU" officeooo:rsid="00166230" style:font-size-asian="14pt" style:font-size-complex="14pt"/>
    </style:style>
    <style:style style:name="T49" style:family="text">
      <style:text-properties style:text-position="sub 58%" fo:font-size="14pt" fo:language="ru" fo:country="RU" officeooo:rsid="0017c521" style:font-size-asian="14pt" style:font-size-complex="14pt"/>
    </style:style>
    <style:style style:name="T50" style:family="text">
      <style:text-properties style:text-position="sub 58%" fo:font-size="14pt" fo:language="en" fo:country="US" officeooo:rsid="00166230" style:font-size-asian="14pt" style:font-size-complex="14pt"/>
    </style:style>
    <style:style style:name="T51" style:family="text">
      <style:text-properties style:text-position="sub 58%" fo:font-size="14pt" fo:language="en" fo:country="US" officeooo:rsid="0016c3a3" style:font-size-asian="14pt" style:font-size-complex="14pt"/>
    </style:style>
    <style:style style:name="T52" style:family="text">
      <style:text-properties style:text-position="sub 58%" fo:font-size="14pt" fo:language="en" fo:country="US" officeooo:rsid="0017c521" style:font-size-asian="14pt" style:font-size-complex="14pt"/>
    </style:style>
    <style:style style:name="T53" style:family="text">
      <style:text-properties style:font-name="Symbol" fo:font-size="14pt" fo:language="en" fo:country="US" officeooo:rsid="00166230" style:font-size-asian="14pt" style:font-size-complex="14pt"/>
    </style:style>
    <style:style style:name="T54" style:family="text">
      <style:text-properties fo:font-size="14pt" fo:language="ru" fo:country="RU" officeooo:rsid="00166230" style:font-size-asian="14pt" style:font-size-complex="14pt"/>
    </style:style>
    <style:style style:name="T55" style:family="text">
      <style:text-properties fo:font-size="14pt" fo:language="ru" fo:country="RU" officeooo:rsid="0017c521" style:font-size-asian="14pt" style:font-size-complex="14pt"/>
    </style:style>
    <style:style style:name="T56" style:family="text">
      <style:text-properties fo:font-size="14pt" fo:language="ru" fo:country="RU" officeooo:rsid="0019a39d" style:font-size-asian="14pt" style:font-size-complex="14pt"/>
    </style:style>
    <style:style style:name="T57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58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59" style:family="text">
      <style:text-properties fo:font-size="14pt" fo:language="en" fo:country="US" officeooo:rsid="00166230" style:font-size-asian="14pt" style:font-size-complex="14pt"/>
    </style:style>
    <style:style style:name="T60" style:family="text">
      <style:text-properties fo:font-size="14pt" fo:language="en" fo:country="US" officeooo:rsid="0016c3a3" style:font-size-asian="14pt" style:font-size-complex="14pt"/>
    </style:style>
    <style:style style:name="T61" style:family="text">
      <style:text-properties fo:font-size="14pt" fo:language="en" fo:country="US" officeooo:rsid="0017c521" style:font-size-asian="14pt" style:font-size-complex="14pt"/>
    </style:style>
    <style:style style:name="T62" style:family="text">
      <style:text-properties officeooo:rsid="0019a39d"/>
    </style:style>
    <style:style style:name="T63" style:family="text">
      <style:text-properties style:text-position="super 58%"/>
    </style:style>
    <style:style style:name="T64" style:family="text">
      <style:text-properties style:text-position="super 58%" fo:language="en" fo:country="US"/>
    </style:style>
    <style:style style:name="T65" style:family="text">
      <style:text-properties style:text-position="super 58%" fo:language="en" fo:country="US" fo:font-weight="normal" officeooo:rsid="0019a39d" style:font-weight-asian="normal" style:font-weight-complex="normal"/>
    </style:style>
    <style:style style:name="T66" style:family="text">
      <style:text-properties officeooo:rsid="001c3de9"/>
    </style:style>
    <style:style style:name="T67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2656ef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fo:font-style="normal" style:text-underline-style="none" fo:font-weight="normal" officeooo:rsid="002656ef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74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75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76" style:family="text">
      <style:text-properties style:text-position="0% 100%" style:font-name="Times New Roman" fo:font-size="14pt" fo:language="ru" fo:country="RU" officeooo:rsid="00249093" style:font-size-asian="14pt" style:font-size-complex="14pt"/>
    </style:style>
    <style:style style:name="T77" style:family="text">
      <style:text-properties style:text-position="0% 100%" style:font-name="Times New Roman" fo:font-size="14pt" style:font-size-asian="14pt" style:font-size-complex="14pt"/>
    </style:style>
    <style:style style:name="T78" style:family="text">
      <style:text-properties style:text-position="0% 100%" style:font-name="Times New Roman" fo:font-size="14pt" officeooo:rsid="00249093" style:font-size-asian="14pt" style:font-size-complex="14pt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ВЕДЕНИЕ</text:p>
      <text:p text:style-name="P7"><text:tab/><text:span text:style-name="T4">Численные методы являются одним из мощных математических средств решения задачи. </text:span><text:tab/><text:span text:style-name="T4">Простейшие численные методы </text:span><text:span text:style-name="T6">используются</text:span><text:span text:style-name="T4"> повсеместно, однако существуют задачи, где без достаточно сложных численных методов не удалось бы получить ответа.</text:span></text:p>
      <text:p text:style-name="P7"><text:span text:style-name="T4"><text:tab/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5">ю</text:span><text:span text:style-name="T4"> за приемлемое время. <text:s/></text:span><text:span text:style-name="T5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1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1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5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1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2">Целью данной работы является изучение интерполирования функций и её реализация на одном из языков программирования. </text:p>
      <text:p text:style-name="P34"><text:tab/>1 <text:span text:style-name="T3">Сущность метода интерполяции</text:span></text:p>
      <text:p text:style-name="P8"><text:span text:style-name="T9"><text:tab/>Сущность метода интерполяции заключается в нахождении прогнозных значений функций объекта Y</text:span><text:span text:style-name="T11">i</text:span><text:span text:style-name="T9">=f(x</text:span><text:span text:style-name="T11">j</text:span><text:span text:style-name="T9">), где j=0,...n, в некоторых точках внутри отрезка х</text:span><text:span text:style-name="T11">0</text:span><text:span text:style-name="T9">,...х</text:span><text:span text:style-name="T11">n</text:span><text:span text:style-name="T9"> по известным значениям параметров в точках x</text:span><text:span text:style-name="T11">o</text:span><text:span text:style-name="T9">&lt;x&lt;x</text:span><text:span text:style-name="T11">n</text:span><text:span text:style-name="T9">. <text:tab/>Основные условия, предъявляемые к функциям при интерполяции:</text:span><text:span text:style-name="T10"> </text:span><text:span text:style-name="T9"><text:s/><text:tab/></text:span></text:p>
      <text:p text:style-name="P35"><text:tab/>- <text:s/>функция должна быть непрерывна и аналитична; </text:p>
      <text:p text:style-name="P36">- 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<text:p text:style-name="P3"><text:span text:style-name="T9">- функция должна быть в достаточной степени гладкой, т.е. чтобы она обладала достаточным числом не слишком быстро возрастающих производных.</text:span><text:span text:style-name="T13"><text:line-break/><text:tab/></text:span><text:span text:style-name="T29">1.1 </text:span><text:span text:style-name="T14">Определение термина интерполяции</text:span></text:p>
      <text:p text:style-name="P13"><text:span text:style-name="T54">Пусть для функции </text:span><text:span text:style-name="T59">f</text:span><text:span text:style-name="T54">(</text:span><text:span text:style-name="T59">x</text:span><text:span text:style-name="T54">), определенной на какой - либо части </text:span><text:span text:style-name="T59">R</text:span><text:span text:style-name="T54">, известны её значения на некотором конечном множестве точек </text:span><text:span text:style-name="T59">x</text:span><text:span text:style-name="T48">1</text:span><text:span text:style-name="T54">, </text:span><text:span text:style-name="T59">x</text:span><text:span text:style-name="T48">2</text:span><text:span text:style-name="T54">, …, </text:span><text:span text:style-name="T59">x</text:span><text:span text:style-name="T50">n</text:span><text:span text:style-name="T54"> </text:span><text:span text:style-name="T59"></text:span><text:span text:style-name="T54"> [</text:span><text:span text:style-name="T59">a</text:span><text:span text:style-name="T54">,</text:span><text:span text:style-name="T59">b</text:span><text:span text:style-name="T54">], и в этих точках функция </text:span><text:span text:style-name="T59">f</text:span><text:span text:style-name="T54">(</text:span><text:span text:style-name="T59">x</text:span><text:span text:style-name="T54">) определена как:</text:span></text:p>
      <text:p text:style-name="P13"><text:span text:style-name="T54"><draw:frame text:anchor-type="as-char" svg:y="-0.688cm" draw:z-index="1" draw:style-name="gr1" draw:text-style-name="P47" svg:width="1.985cm" svg:height="0.689cm"><draw:image xlink:href="Pictures/2000001F000007080000027C0F6053BB.wmf" xlink:type="simple" xlink:show="embed" xlink:actuate="onLoad"><text:p/></draw:image></draw:frame></text:span><text:span text:style-name="T54">, </text:span><text:span text:style-name="T54"><draw:frame text:anchor-type="as-char" svg:y="-0.635cm" draw:z-index="2" draw:style-name="gr2" draw:text-style-name="P47" svg:width="1.562cm" svg:height="0.636cm"><draw:image xlink:href="Pictures/2000001A000004D40000029F0E94FE60.wmf" xlink:type="simple" xlink:show="embed" xlink:actuate="onLoad"><text:p/></draw:image></draw:frame></text:span></text:p>
      <text:p text:style-name="P13"><text:span text:style-name="T54">Требуется вычислить, хотя бы приближенно, значения при всех </text:span><text:span text:style-name="T59">x</text:span><text:span text:style-name="T54">.</text:span></text:p>
      <text:p text:style-name="P37">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</text:p>
      <text:p text:style-name="P14"><text:span text:style-name="T54">Обычно функцию </text:span><text:span text:style-name="T59">g</text:span><text:span text:style-name="T54">(</text:span><text:span text:style-name="T59">x</text:span><text:span text:style-name="T50">i</text:span><text:span text:style-name="T54">), </text:span><text:span text:style-name="T59">x</text:span><text:span text:style-name="T50">i</text:span><text:span text:style-name="T54"> </text:span><text:span text:style-name="T53"></text:span><text:span text:style-name="T54"> [</text:span><text:span text:style-name="T59">a</text:span><text:span text:style-name="T54">,</text:span><text:span text:style-name="T59">b</text:span><text:span text:style-name="T54">], </text:span><text:span text:style-name="T54"><draw:frame text:anchor-type="as-char" svg:y="-0.423cm" draw:z-index="3" draw:style-name="gr1" draw:text-style-name="P47" svg:width="1.562cm" svg:height="0.636cm"><draw:image xlink:href="Pictures/2000001A000004D40000029F0E94FE60.wmf" xlink:type="simple" xlink:show="embed" xlink:actuate="onLoad"><text:p/></draw:image></draw:frame></text:span><text:span text:style-name="T54">, с помощью которой осуществляется приближение, находят так, чтобы:</text:span></text:p>
      <text:p text:style-name="P14"><text:span text:style-name="T54"><draw:frame text:anchor-type="as-char" svg:y="-0.529cm" draw:z-index="4" draw:style-name="gr1" draw:text-style-name="P47" svg:width="2.25cm" svg:height="0.795cm"><draw:image xlink:href="Pictures/2000001F000006E30000027C44163298.wmf" xlink:type="simple" xlink:show="embed" xlink:actuate="onLoad"><text:p/></draw:image></draw:frame></text:span><text:span text:style-name="T54"> , </text:span><text:span text:style-name="T60">(</text:span><text:span text:style-name="T60"><draw:frame text:anchor-type="as-char" svg:y="-0.476cm" draw:z-index="5" draw:style-name="gr1" draw:text-style-name="P47" svg:width="1.562cm" svg:height="0.636cm"><draw:image xlink:href="Pictures/2000001A000004D40000029F0E94FE60.wmf" xlink:type="simple" xlink:show="embed" xlink:actuate="onLoad"><text:p/></draw:image></draw:frame></text:span><text:span text:style-name="T60">)</text:span></text:p>
      <text:p text:style-name="P15"><text:span text:style-name="T60">Такой способ приближения называют интерполяцией или интерполированием. Точки x</text:span><text:span text:style-name="T51">1</text:span><text:span text:style-name="T60">, x</text:span><text:span text:style-name="T51">2</text:span><text:span text:style-name="T60">, …, x</text:span><text:span text:style-name="T51">n</text:span><text:span text:style-name="T60"> называют узлами интерполяции. Функцию g(x</text:span><text:span text:style-name="T51">i</text:span><text:span text:style-name="T60">), </text:span><text:span text:style-name="T60"><draw:frame text:anchor-type="as-char" svg:y="-0.423cm" draw:z-index="6" draw:style-name="gr1" draw:text-style-name="P47" svg:width="1.562cm" svg:height="0.636cm"><draw:image xlink:href="Pictures/2000001A000004D40000029F0E94FE60.wmf" xlink:type="simple" xlink:show="embed" xlink:actuate="onLoad"><text:p/></draw:image></draw:frame></text:span><text:span text:style-name="T60">, называют интерполянтом.</text:span></text:p>
      <text:p text:style-name="P38"><text:soft-page-break/>Такие функции строятся на основе комбинаций из элементарных функций.</text:p>
      <text:p text:style-name="P16"><text:span text:style-name="T60"><draw:frame text:anchor-type="as-char" svg:y="-1.005cm" draw:z-index="7" draw:style-name="gr1" draw:text-style-name="P47" svg:width="3.467cm" svg:height="1.35cm"><draw:image xlink:href="Pictures/2000003800000C45000004D4D6F04D3E.wmf" xlink:type="simple" xlink:show="embed" xlink:actuate="onLoad"><text:p/></draw:image></draw:frame></text:span><text:span text:style-name="T55">, </text:span><text:span text:style-name="T55"><draw:frame text:anchor-type="as-char" svg:y="-0.635cm" draw:z-index="8" draw:style-name="gr1" draw:text-style-name="P47" svg:width="1.562cm" svg:height="0.636cm"><draw:image xlink:href="Pictures/2000001A000004D40000029F0E94FE60.wmf" xlink:type="simple" xlink:show="embed" xlink:actuate="onLoad"><text:p/></draw:image></draw:frame></text:span></text:p>
      <text:p text:style-name="P16"><text:span text:style-name="T55"><draw:frame text:anchor-type="as-char" svg:y="-0.556cm" draw:z-index="9" draw:style-name="gr1" draw:text-style-name="P47" svg:width="1.721cm" svg:height="0.768cm"><draw:image xlink:href="Pictures/2000002300000611000002C30BA6AA66.wmf" xlink:type="simple" xlink:show="embed" xlink:actuate="onLoad"><text:p/></draw:image></draw:frame></text:span><text:span text:style-name="T55"> - фиксированная линейно- независимая система</text:span></text:p>
      <text:p text:style-name="P16"><text:span text:style-name="T55"><draw:frame text:anchor-type="as-char" svg:y="-0.529cm" draw:z-index="10" draw:style-name="gr1" draw:text-style-name="P47" svg:width="1.324cm" svg:height="0.742cm"><draw:image xlink:href="Pictures/20000017000004B00000029F3A1ED8C5.wmf" xlink:type="simple" xlink:show="embed" xlink:actuate="onLoad"><text:p/></draw:image></draw:frame></text:span><text:span text:style-name="T55"> (</text:span><text:span text:style-name="T55"><draw:frame text:anchor-type="as-char" svg:y="-0.503cm" draw:z-index="11" draw:style-name="gr1" draw:text-style-name="P47" svg:width="1.721cm" svg:height="0.768cm"><draw:image xlink:href="Pictures/2000002300000611000002C30BA6AA66.wmf" xlink:type="simple" xlink:show="embed" xlink:actuate="onLoad"><text:p/></draw:image></draw:frame></text:span><text:span text:style-name="T55"> </text:span><text:span text:style-name="T55"><draw:frame text:anchor-type="as-char" svg:y="-0.37cm" draw:z-index="12" draw:style-name="gr1" draw:text-style-name="P47" svg:width="1.562cm" svg:height="0.636cm"><draw:image xlink:href="Pictures/2000001A000004D40000029F0E94FE60.wmf" xlink:type="simple" xlink:show="embed" xlink:actuate="onLoad"><text:p/></draw:image></draw:frame></text:span><text:span text:style-name="T55">) - пока неизвестные параметры</text:span></text:p>
      <text:p text:style-name="P17"><text:span text:style-name="T55">Математическая постановка задачи интерполирования заключается в следующем. <text:s/>Пусть </text:span><text:span text:style-name="T58">R</text:span><text:span text:style-name="T55"> - пространство действительных функций, определенных на отрезке [</text:span><text:span text:style-name="T61">a</text:span><text:span text:style-name="T55">,</text:span><text:span text:style-name="T61">b</text:span><text:span text:style-name="T55">], и </text:span><text:span text:style-name="T55"><draw:frame text:anchor-type="as-char" svg:y="-0.529cm" draw:z-index="13" draw:style-name="gr1" draw:text-style-name="P47" svg:width="1.773cm" svg:height="0.768cm"><draw:image xlink:href="Pictures/2000002300000659000002C3EB40399A.wmf" xlink:type="simple" xlink:show="embed" xlink:actuate="onLoad"><text:p/></draw:image></draw:frame></text:span><text:span text:style-name="T55"> - заданная конечная или счетная система функций из </text:span><text:span text:style-name="T58">R</text:span><text:span text:style-name="T55">, такая, что их любая конечная подсистема является линейно-независимой. Для данной конечной совокупности точек </text:span><text:span text:style-name="T61">x</text:span><text:span text:style-name="T49">1</text:span><text:span text:style-name="T55">, </text:span><text:span text:style-name="T61">x</text:span><text:span text:style-name="T49">2</text:span><text:span text:style-name="T55">, …, </text:span><text:span text:style-name="T61">x</text:span><text:span text:style-name="T52">n</text:span><text:span text:style-name="T55"> (</text:span><text:span text:style-name="T61">x</text:span><text:span text:style-name="T52">i</text:span><text:span text:style-name="T55"> ≠ </text:span><text:span text:style-name="T61">x</text:span><text:span text:style-name="T52">j</text:span><text:span text:style-name="T55"> при </text:span><text:span text:style-name="T61">i</text:span><text:span text:style-name="T55">≠</text:span><text:span text:style-name="T61">j</text:span><text:span text:style-name="T55">), принадлежащих отрезку [</text:span><text:span text:style-name="T61">a</text:span><text:span text:style-name="T55">,</text:span><text:span text:style-name="T61">b</text:span><text:span text:style-name="T55">], и данной функции </text:span><text:span text:style-name="T61">f</text:span><text:span text:style-name="T55">(</text:span><text:span text:style-name="T61">x</text:span><text:span text:style-name="T55">) из </text:span><text:span text:style-name="T58">R</text:span><text:span text:style-name="T55"> найти функцию φ, являющуюся линейной комбинацией функций </text:span><text:span text:style-name="T55"><draw:frame text:anchor-type="as-char" svg:y="-0.582cm" draw:z-index="14" draw:style-name="gr1" draw:text-style-name="P47" svg:width="1.773cm" svg:height="0.768cm"><draw:image xlink:href="Pictures/2000002300000659000002C3EB40399A.wmf" xlink:type="simple" xlink:show="embed" xlink:actuate="onLoad"><text:p/></draw:image></draw:frame></text:span><text:span text:style-name="T55"> так, чтобы в заданных точках значения </text:span><text:span text:style-name="T61">f</text:span><text:span text:style-name="T55"> и φ совпадали. Другими словами, определить константы </text:span><text:span text:style-name="T61">a</text:span><text:span text:style-name="T49">1</text:span><text:span text:style-name="T55">, </text:span><text:span text:style-name="T61">a</text:span><text:span text:style-name="T49">2</text:span><text:span text:style-name="T55">, …, </text:span><text:span text:style-name="T61">a</text:span><text:span text:style-name="T52">n</text:span><text:span text:style-name="T55"> так, чтобы</text:span></text:p>
      <text:p text:style-name="P17"><text:span text:style-name="T56"><draw:frame text:anchor-type="as-char" svg:y="-0.794cm" draw:z-index="15" draw:style-name="gr1" draw:text-style-name="P47" svg:width="3.07cm" svg:height="1.35cm"><draw:image xlink:href="Pictures/2000003700000AE3000004D3303ADE5B.wmf" xlink:type="simple" xlink:show="embed" xlink:actuate="onLoad"><text:p/></draw:image></draw:frame></text:span><text:span text:style-name="T56"> (</text:span><text:span text:style-name="T56"><draw:frame text:anchor-type="as-char" svg:y="-0.397cm" draw:z-index="16" draw:style-name="gr1" draw:text-style-name="P47" svg:width="1.562cm" svg:height="0.636cm"><draw:image xlink:href="Pictures/2000001A000004D40000029F0E94FE60.wmf" xlink:type="simple" xlink:show="embed" xlink:actuate="onLoad"><text:p/></draw:image></draw:frame></text:span><text:span text:style-name="T56">)</text:span></text:p>
      <text:p text:style-name="P9"><text:span text:style-name="T16">Совершенно ясно, почему число коэффициентов </text:span><text:span text:style-name="T16"><draw:frame text:anchor-type="as-char" svg:y="-0.582cm" draw:z-index="17" draw:style-name="gr1" draw:text-style-name="P47" svg:width="1.059cm" svg:height="0.742cm"><draw:image xlink:href="Pictures/2000001D000003BA0000029FB90358C6.wmf" xlink:type="simple" xlink:show="embed" xlink:actuate="onLoad"><text:p/></draw:image></draw:frame></text:span><text:span text:style-name="T16"> должно совпадать с числом узлов интерполяции </text:span><text:span text:style-name="T30">x</text:span><text:span text:style-name="T43">i</text:span><text:span text:style-name="T16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е.:</text:span></text:p>
      <text:p text:style-name="P9"><text:span text:style-name="T30"><draw:frame text:anchor-type="as-char" svg:y="-0.556cm" draw:z-index="18" draw:style-name="gr1" draw:text-style-name="P47" svg:width="2.752cm" svg:height="0.742cm"><draw:image xlink:href="Pictures/20000028000009CA0000029F06406C20.wmf" xlink:type="simple" xlink:show="embed" xlink:actuate="onLoad"><text:p/></draw:image></draw:frame></text:span><text:span text:style-name="T30"> </text:span><text:span text:style-name="T30"><draw:frame text:anchor-type="as-char" svg:y="-0.556cm" draw:z-index="19" draw:style-name="gr1" draw:text-style-name="P47" svg:width="2.911cm" svg:height="0.742cm"><draw:image xlink:href="Pictures/2000002200000A570000029F8641D66A.wmf" xlink:type="simple" xlink:show="embed" xlink:actuate="onLoad"><text:p/></draw:image></draw:frame></text:span><text:span text:style-name="T30">:</text:span></text:p>
      <text:p text:style-name="P39"><draw:frame text:anchor-type="as-char" svg:y="0cm" draw:z-index="20" draw:style-name="gr1" draw:text-style-name="P47" svg:width="6.906cm" svg:height="2.62cm"><draw:image xlink:href="Pictures/2000006A00001B0400000A347B680D21.wmf" xlink:type="simple" xlink:show="embed" xlink:actuate="onLoad"><text:p/></draw:image></draw:frame></text:p>
      <text:p text:style-name="P9"><text:span text:style-name="T30">Естественно, интерполянт необходимо построить в виде более легкой </text:span><text:soft-page-break/><text:span text:style-name="T30">учетной функции, поэтому за часто берут такие системы как:</text:span></text:p>
      <text:p text:style-name="P33">{1, х, х<text:span text:style-name="T63">2</text:span>, …, х<text:span text:style-name="T64">n</text:span>}, {1, <text:span text:style-name="T1">sinx</text:span>, <text:span text:style-name="T1">cosx</text:span>, <text:span text:style-name="T1">sin</text:span>2<text:span text:style-name="T1">x</text:span>, <text:span text:style-name="T1">cos</text:span>2<text:span text:style-name="T1">x</text:span>, …, <text:span text:style-name="T1">sin</text:span>(<text:span text:style-name="T1">nx</text:span>), <text:span text:style-name="T1">cos</text:span>(<text:span text:style-name="T1">nx</text:span>)} ,</text:p>
      <text:p text:style-name="P18"><text:span text:style-name="T2">{1, e </text:span><text:span text:style-name="T65">x1</text:span><text:span text:style-name="T2">, e </text:span><text:span text:style-name="T65">x2</text:span><text:span text:style-name="T2">, …, e </text:span><text:span text:style-name="T65">xn</text:span><text:span text:style-name="T2">} (i R, i≠j (i≠j), nN).</text:span></text:p>
      <text:p text:style-name="P39"/>
      <text:p text:style-name="P22"><text:span text:style-name="T62">1.</text:span>2 <text:span text:style-name="T66">Алгебраический многочлен</text:span></text:p>
      <text:p text:style-name="P19"><text:span text:style-name="T7">Выберем в качестве базисных </text:span>функций систему всех степеней</text:p>
      <text:p text:style-name="P20"><draw:frame draw:style-name="fr2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39">Будем считать все узлы </text:span><text:span text:style-name="T33">x</text:span><text:span text:style-name="T45">n</text:span><text:span text:style-name="T39"> попарно различными. </text:span><text:span text:style-name="T21">Докажем, </text:span><text:span text:style-name="T39">что интерполяционный алгебраический многочлен </text:span><text:span text:style-name="T33">P</text:span><text:span text:style-name="T45">N</text:span><text:span text:style-name="T68">(x) </text:span><text:span text:style-name="T73">в этом случае является единственным. Предположим, что существуют два интерполяционных многочлена </text:span><text:span text:style-name="T68">P</text:span><text:span text:style-name="T45">N</text:span><text:span text:style-name="T68">(x) </text:span><text:span text:style-name="T73">и </text:span><text:span text:style-name="T73"><draw:frame draw:style-name="fr2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73">. </text:span><text:span text:style-name="T74">Они совпадают в </text:span><text:span text:style-name="T69">N+1 </text:span><text:span text:style-name="T74">точках </text:span><text:span text:style-name="T69">x</text:span><text:span text:style-name="T46">n</text:span><text:span text:style-name="T69">. </text:span><text:span text:style-name="T74">Тогда их разность </text:span><text:span text:style-name="T68">P</text:span><text:span text:style-name="T45">N</text:span><text:span text:style-name="T68">(x) -</text:span><text:span text:style-name="T73"> </text:span><text:span text:style-name="T73"><draw:frame draw:style-name="fr2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4">также является многочленом степени не выше </text:span><text:span text:style-name="T69">N </text:span><text:span text:style-name="T74">и обращается в нуль в (</text:span><text:span text:style-name="T69">N+1</text:span><text:span text:style-name="T74">)-й точке, т. е. имеет </text:span><text:span text:style-name="T69">N+1 </text:span><text:span text:style-name="T74">корень. </text:span><text:span text:style-name="T75">Последнее невозможно, поскольку у такого многочлена имеется не более </text:span><text:span text:style-name="T70">N </text:span><text:span text:style-name="T75">корней. Это доказывает единственность алгебраического интерполяционного многочлена. </text:span></text:p>
      <text:p text:style-name="P10"><text:span text:style-name="T39">Помимо алгебраического многочлена, единственность обеспечивают и </text:span><text:span text:style-name="T20">д</text:span><text:span text:style-name="T34">р</text:span><text:span text:style-name="T20">угие</text:span><text:span text:style-name="T39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22">. </text:span><text:span text:style-name="T39">В задачах квантово-механического расчета молекул используют систему экспонент </text:span><text:span text:style-name="T39"><draw:frame draw:style-name="fr2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9">, но соответствующий алгоритм является специфическим.</text:span></text:p>
      <text:p text:style-name="P26"><text:span text:style-name="T39">2.</text:span><text:span text:style-name="T20">2 Многочлен Ньютона</text:span></text:p>
      <text:p text:style-name="P11"><text:span text:style-name="T17">А</text:span><text:span text:style-name="T31">лгебраический интерполяционный многочлен единственный, </text:span><text:span text:style-name="T40">но существует много форм его записи. Они были предложены потому, что давали 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15"> </text:span><text:span text:style-name="T17">Д</text:span><text:span text:style-name="T39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. </text:span></text:p>
      <text:p text:style-name="P27"><text:soft-page-break/><text:span text:style-name="T39">2.2.</text:span><text:span text:style-name="T20">1</text:span><text:span text:style-name="T39"> </text:span><text:span text:style-name="T20">разделение разности</text:span></text:p>
      <text:p text:style-name="P28"><text:span text:style-name="T23">О</text:span><text:span text:style-name="T35">пределим разделенные разности </text:span><text:span text:style-name="T39">первого, второго и так далее порядков функции и(</text:span><text:span text:style-name="T36">x</text:span><text:span text:style-name="T39">) следующим образом:</text:span></text:p>
      <text:p text:style-name="P28"><draw:frame draw:style-name="fr2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28"><draw:frame draw:style-name="fr2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2"><text:span text:style-name="T57">и т. д.</text:span><text:span text:style-name="T8"> </text:span><text:span text:style-name="T39">Общий закон легко виден: справа в числителе стоят две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30"><text:span text:style-name="T39">Возьмем многочлен </text:span><text:span text:style-name="T32">N-</text:span><text:span text:style-name="T39">й степени </text:span><text:span text:style-name="T32">P</text:span><text:span text:style-name="T44">n</text:span><text:span text:style-name="T67">(x) </text:span><text:span text:style-name="T77">и </text:span><text:span text:style-name="T67">N+1 </text:span><text:span text:style-name="T77">точку </text:span><text:span text:style-name="T67">x</text:span><text:span text:style-name="T44">n</text:span><text:span text:style-name="T67">, 0</text:span><text:span text:style-name="T67"><draw:frame draw:style-name="fr2" draw:name="Объект8" text:anchor-type="as-char" svg:width="1.646cm" svg:height="0.467cm" draw:z-index="27"><draw:object xlink:href="./Object 8" xlink:type="simple" xlink:show="embed" xlink:actuate="onLoad"/><draw:image xlink:href="./ObjectReplacements/Object 8" xlink:type="simple" xlink:show="embed" xlink:actuate="onLoad"/></draw:frame></text:span><text:span text:style-name="T67">. </text:span><text:span text:style-name="T77">Добавим к этим точкам искомую точку </text:span><text:span text:style-name="T67">x, </text:span><text:span text:style-name="T77">поместив её в таблице впереди точки </text:span><text:span text:style-name="T67">x</text:span><text:span text:style-name="T44">0</text:span><text:span text:style-name="T67">. </text:span><text:span text:style-name="T77">Построим разделенные разности этого многочлена по расширенной системе точек. Первая разделенная разность равна</text:span></text:p>
      <text:p text:style-name="P41"><draw:frame draw:style-name="fr2" draw:name="Объект9" text:anchor-type="as-char" svg:width="4.233cm" svg:height="1.124cm" draw:z-index="28"><draw:object xlink:href="./Object 9" xlink:type="simple" xlink:show="embed" xlink:actuate="onLoad"/><draw:image xlink:href="./ObjectReplacements/Object 9" xlink:type="simple" xlink:show="embed" xlink:actuate="onLoad"/></draw:frame></text:p>
      <text:p text:style-name="P31"><text:span text:style-name="T77">Здесь числитель обращается в нуль при </text:span><text:span text:style-name="T67">x=x</text:span><text:span text:style-name="T44">0 </text:span><text:span text:style-name="T67">, </text:span><text:span text:style-name="T77">поэтому многочлен </text:span><text:span text:style-name="T67">P(x)-P(x</text:span><text:span text:style-name="T44">0</text:span><text:span text:style-name="T67">) </text:span><text:span text:style-name="T77">нацело делится на </text:span><text:span text:style-name="T67">x-x</text:span><text:span text:style-name="T44">0</text:span><text:span text:style-name="T67">. </text:span><text:span text:style-name="T77">Следовательно первая разделенная разность многочлена </text:span><text:span text:style-name="T67">N-</text:span><text:span text:style-name="T77">й степени является многочленом (</text:span><text:span text:style-name="T67">N-1</text:span><text:span text:style-name="T77">)й степени от </text:span><text:span text:style-name="T67">x.</text:span></text:p>
      <text:p text:style-name="P31"><text:span text:style-name="T77">Вторая </text:span><text:span text:style-name="T78">разделенная разность равна</text:span></text:p>
      <text:p text:style-name="P42"><draw:frame draw:style-name="fr2" draw:name="Объект10" text:anchor-type="as-char" svg:width="5.909cm" svg:height="1.125cm" draw:z-index="2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2"><text:span text:style-name="T77">Если </text:span><text:span text:style-name="T67">x=x</text:span><text:span text:style-name="T44">1</text:span><text:span text:style-name="T67">, </text:span><text:span text:style-name="T77">то этот числитель также обращается в нуль, значит, он нацело делится на </text:span><text:span text:style-name="T67">x-x</text:span><text:span text:style-name="T44">1</text:span><text:span text:style-name="T67">. </text:span><text:span text:style-name="T77">При этом образуется многочлен степени </text:span><text:span text:style-name="T67">N-2 </text:span><text:span text:style-name="T77">по каждому из трех аргументов. </text:span></text:p>
      <text:p text:style-name="P32"><text:span text:style-name="T77">Продолжим этот процесс. Когда подключается (</text:span><text:span text:style-name="T67">N-</text:span><text:span text:style-name="T77">1)я точка, получается (</text:span><text:span text:style-name="T67">N-</text:span><text:span text:style-name="T77">1) разделенная разность, являющаяся многочленом нулевой степени, т. е. константой. Поэтому при подключении </text:span><text:span text:style-name="T67">N-</text:span><text:span text:style-name="T77">й точки правая часть обратится в нуль:</text:span></text:p>
      <text:p text:style-name="P43"><draw:frame draw:style-name="fr2" draw:name="Объект11" text:anchor-type="as-char" svg:width="3.344cm" svg:height="0.531cm" draw:z-index="30"><draw:object xlink:href="./Object 11" xlink:type="simple" xlink:show="embed" xlink:actuate="onLoad"/><draw:image xlink:href="./ObjectReplacements/Object 11" xlink:type="simple" xlink:show="embed" xlink:actuate="onLoad"/></draw:frame></text:p>
      <text:p text:style-name="P32"><text:span text:style-name="T77">Таким образом, процесс построения разделенных разностей для </text:span><text:soft-page-break/><text:span text:style-name="T77">многочлена исчерпывается: он не может использовать дальнейшие точки таблицы.</text:span></text:p>
      <text:p text:style-name="P44">2.2.2 Форма Ньютона</text:p>
      <text:p text:style-name="P29"><text:span text:style-name="T76">В</text:span><text:span text:style-name="T24">осстановим интерполяционный многочлен </text:span><text:span text:style-name="T39">по его разделенным разностям. Для этого перепишем формулы</text:span><text:span text:style-name="T24">:</text:span></text:p>
      <text:p text:style-name="P29"><text:span text:style-name="T39"><draw:frame draw:style-name="fr2" draw:name="Объект12" text:anchor-type="as-char" svg:width="4.233cm" svg:height="1.124cm" draw:z-index="31"><draw:object xlink:href="./Object 12" xlink:type="simple" xlink:show="embed" xlink:actuate="onLoad"/><draw:image xlink:href="./ObjectReplacements/Object 12" xlink:type="simple" xlink:show="embed" xlink:actuate="onLoad"/></draw:frame></text:span><text:span text:style-name="T39"> - </text:span><text:span text:style-name="T39"><draw:frame draw:style-name="fr2" draw:name="Объект13" text:anchor-type="as-char" svg:width="3.344cm" svg:height="0.531cm" draw:z-index="3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9"> в следующем виде:</text:span></text:p>
      <text:p text:style-name="P24"><draw:frame draw:style-name="fr2" draw:name="Объект14" text:anchor-type="as-char" svg:width="5.554cm" svg:height="0.531cm" draw:z-index="33"><draw:object xlink:href="./Object 14" xlink:type="simple" xlink:show="embed" xlink:actuate="onLoad"/><draw:image xlink:href="./ObjectReplacements/Object 14" xlink:type="simple" xlink:show="embed" xlink:actuate="onLoad"/></draw:frame></text:p>
      <text:p text:style-name="P24"><draw:frame draw:style-name="fr2" draw:name="Объект15" text:anchor-type="as-char" svg:width="7.221cm" svg:height="0.531cm" draw:z-index="34"><draw:object xlink:href="./Object 15" xlink:type="simple" xlink:show="embed" xlink:actuate="onLoad"/><draw:image xlink:href="./ObjectReplacements/Object 15" xlink:type="simple" xlink:show="embed" xlink:actuate="onLoad"/></draw:frame></text:p>
      <text:p text:style-name="P24"><draw:frame draw:style-name="fr2" draw:name="Объект16" text:anchor-type="as-char" svg:width="8.894cm" svg:height="0.531cm" draw:z-index="35"><draw:object xlink:href="./Object 16" xlink:type="simple" xlink:show="embed" xlink:actuate="onLoad"/><draw:image xlink:href="./ObjectReplacements/Object 16" xlink:type="simple" xlink:show="embed" xlink:actuate="onLoad"/></draw:frame></text:p>
      <text:p text:style-name="P24"><draw:frame draw:style-name="fr2" draw:name="Объект17" text:anchor-type="as-char" svg:width="4.001cm" svg:height="0.531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24">Подставив здесь каждую последующую формулу в предыдущую, получим выражение многочлена через его разделенные разности:</text:p>
      <text:p text:style-name="P24"><draw:frame draw:style-name="fr2" draw:name="Объект18" text:anchor-type="as-char" svg:width="10.338cm" svg:height="1.139cm" draw:z-index="37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><text:span text:style-name="T12">Здесь разделенные разности в правой части содержат только табулированные </text:span>узлы; узел х в них не входит. Поскольку эти разделенные разности выражаются через табулированные выражения многочлена, это позволяет восстановить многочлен в (N + 1)-м узле.</text:p>
      <text:p text:style-name="P25">Интерполяционный многочлен по определению совпадает с</text:p>
      <text:p text:style-name="P6">функцией и(х) в (N + 1)-м выбранном узле.</text:p>
      <text:p text:style-name="P23">Это дает </text:p>
      <text:p text:style-name="P23"><draw:frame draw:style-name="fr2" draw:name="Объект19" text:anchor-type="as-char" svg:width="2.845cm" svg:height="1.138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23">Видно,что формула применима на произвольной неравномерной сетке, а число членов можно увеличивать или уменьшать, если исходные таблицы содержат достаточно много точек.</text:p>
      <text:p text:style-name="P45"><text:span text:style-name="T18">Для </text:span><text:span text:style-name="T19">в</text:span><text:span text:style-name="T39">ычислений</text:span><text:span text:style-name="T26"> б</text:span><text:span text:style-name="T39">ерется исходная таблица из </text:span><text:span text:style-name="T37">N+1 </text:span><text:span text:style-name="T25">узла </text:span><text:span text:style-name="T37">x</text:span><text:span text:style-name="T47">n</text:span><text:span text:style-name="T71">, </text:span><text:span text:style-name="T71"><draw:frame draw:style-name="fr2" draw:name="Объект20" text:anchor-type="as-char" svg:width="1.646cm" svg:height="0.467cm" draw:z-index="39"><draw:object xlink:href="./Object 20" xlink:type="simple" xlink:show="embed" xlink:actuate="onLoad"/><draw:image xlink:href="./ObjectReplacements/Object 20" xlink:type="simple" xlink:show="embed" xlink:actuate="onLoad"/></draw:frame></text:span><text:span text:style-name="T71">. </text:span><text:span text:style-name="T72">П</text:span><text:span text:style-name="T41">о каждой паре соседних узлов вычисляется разделенная разность первого порядка. Таких разностей будет N. По каждой паре соседних разделенных разностей первого порядка вычисляется разделенная разность второго порядка; их будет N -1. Продолжив этот процесс, доходим до единственной разделенной </text:span><text:soft-page-break/><text:span text:style-name="T41">разности N-го порядка. Таким образом, таблица разделенных разностей будет треугольной. Но для окончательных вычислений достаточно хранить лишь одну верхнюю строку разделенных разностей всех порядков. Остальная часть таблицы является промежуточным результатом и служит только для вычисления этой строки.</text:span></text:p>
      <text:p text:style-name="P46"><text:span text:style-name="T42">2</text:span><text:span text:style-name="T28">.2.3 Погрешность</text:span></text:p>
      <text:p text:style-name="P46"><text:span text:style-name="T28">//</text:span><text:span text:style-name="T38">TODO</text:span></text:p>
      <text:p text:style-name="P46"><text:span text:style-name="T38">2.2.4 </text:span><text:span text:style-name="T28">Ошибки округления</text:span></text:p>
      <text:p text:style-name="P46"><text:span text:style-name="T28">//</text:span><text:span text:style-name="T38">TODO</text:span></text:p>
      <text:p text:style-name="P46"><text:span text:style-name="T38">3 </text:span><text:span text:style-name="T28">Обратная интерполяция</text:span></text:p>
      <text:p text:style-name="P46"><text:span text:style-name="T28">4 Эрмитрова Интерполяция</text:span></text:p>
      <text:p text:style-name="P46"><text:span text:style-name="T28">4.1 Ряд Тейлора</text:span></text:p>
      <text:p text:style-name="P46"><text:span text:style-name="T28">4.2 Локальный многочлен</text:span></text:p>
      <text:p text:style-name="P46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HiddenHorzOCR" svg:font-family="HiddenHorzOC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H59M49S</meta:editing-duration>
    <meta:editing-cycles>24</meta:editing-cycles>
    <meta:generator>LibreOffice/4.3.7.2$Windows_x86 LibreOffice_project/8a35821d8636a03b8bf4e15b48f59794652c68ba</meta:generator>
    <dc:date>2015-05-13T22:00:14.430000000</dc:date>
    <meta:document-statistic meta:table-count="0" meta:image-count="0" meta:object-count="20" meta:page-count="7" meta:paragraph-count="76" meta:word-count="1221" meta:character-count="8942" meta:non-whitespace-character-count="77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</mrow>
        </mrow>
        <mo fence="true" stretchy="false">)</mo>
      </mrow>
      <mi>;</mi>
    </mrow>
    <annotation encoding="StarMath 5.0">P( x )=P( x_{0} )+( x-x_{0} )P( x,x_{0} );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  <mi>;</mi>
    </mrow>
    <annotation encoding="StarMath 5.0">P( x,x_{0} )=P( x_{0},x_{1} )+( x-x_{1} )P( x,x_{0},x_{1} );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  <mi>;</mi>
    </mrow>
    <annotation encoding="StarMath 5.0">P( x,x_{0},x_{1} )=P( x_{0},x_{1},x_{2} )+( x-x_{2} )P( x,x_{0},x_{1},x_{2} );
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.</mn>
      </mrow>
    </mrow>
    <annotation encoding="StarMath 5.0">P( x,x_{0},x_{1}, ..., x_{N} )=0.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row>
              <mi>x</mi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  <mi>P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( x )=P(x_{0} ) + sum from{n=1} to{N} ( x-x_{0} ) ( x-x_{1} )...( x-x_{n-1}P( x_{0},x_{1},...,x_{n} )) </annotation>
  </semantics>
</math>
</file>

<file path=Object 19/content.xml><?xml version="1.0" encoding="utf-8"?>
<math xmlns="http://www.w3.org/1998/Math/MathML" display="block">
  <semantics>
    <mrow>
      <msub>
        <mi mathvariant="normal">ω</mi>
        <mi>x</mi>
      </msub>
      <mo stretchy="false">=</mo>
      <mrow>
        <munderover>
          <mo stretchy="false">∏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x</mi>
              <mo stretchy="false">−</mo>
              <msub>
                <mi>x</mi>
                <mi>k</mi>
              </msub>
            </mrow>
          </mrow>
          <mo fence="true" stretchy="false">)</mo>
        </mrow>
      </mrow>
    </mrow>
    <annotation encoding="StarMath 5.0">%omega_{ x}= prod from{k=0} to{n-1} ( x-x_{k} ) 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0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 leslant N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